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00.00%" fo:text-align="left" fo:margin-left="5.50pt" fo:text-indent="-5.00pt">
        <style:tab-stops>
          <style:tab-stop style:position="55.65pt"/>
          <style:tab-stop style:position="3528.30pt" style:leader-style="dotted"/>
        </style:tab-stops>
      </style:paragraph-properties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5.50pt" fo:text-indent="-5.00pt">
        <style:tab-stops>
          <style:tab-stop style:position="55.65pt"/>
          <style:tab-stop style:position="3528.30pt" style:leader-style="dotted"/>
        </style:tab-stops>
      </style:paragraph-properties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 fo:margin-top="24.00pt" fo:margin-bottom="6.00pt"/>
    </style:style>
    <style:style style:name="P9" style:family="paragraph">
      <style:paragraph-properties fo:line-height="115.00%" fo:text-align="left" fo:margin-bottom="7.00pt"/>
    </style:style>
    <text:list-style style:name="L1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left" fo:margin-bottom="7.00pt"/>
    </style:style>
    <text:list-style style:name="L1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15.00%" fo:text-align="left" fo:margin-bottom="7.00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15.00%" fo:text-align="left" fo:margin-bottom="7.00pt"/>
    </style:style>
    <text:list-style style:name="L1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7.00p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00.00%" fo:text-align="left" fo:margin-top="24.00pt" fo:margin-bottom="6.00pt"/>
    </style:style>
    <style:style style:name="P19" style:family="paragraph">
      <style:paragraph-properties fo:line-height="115.00%" fo:text-align="left" fo:margin-bottom="7.00pt"/>
    </style:style>
    <text:list-style style:name="L2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0" style:family="paragraph">
      <style:paragraph-properties fo:line-height="115.00%" fo:text-align="left" fo:margin-bottom="7.00p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402.55pt"/>
        </style:tab-stops>
      </style:paragraph-properties>
    </style:style>
    <style:style style:name="P23" style:family="paragraph">
      <style:paragraph-properties fo:line-height="110.00%" fo:text-align="center" fo:margin-bottom="8.00pt"/>
    </style:style>
    <style:style style:name="P24" style:family="paragraph">
      <style:paragraph-properties fo:line-height="110.00%" fo:text-align="left" fo:margin-bottom="8.00p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402.5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27" style:family="paragraph">
      <style:paragraph-properties fo:line-height="110.00%" fo:text-align="center" fo:margin-bottom="8.00pt"/>
    </style:style>
    <style:style style:name="P28" style:family="paragraph">
      <style:paragraph-properties fo:line-height="115.00%" fo:text-align="left" fo:margin-bottom="7.00pt"/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30" style:family="paragraph">
      <style:paragraph-properties fo:line-height="110.00%" fo:text-align="center" fo:margin-bottom="8.00pt"/>
    </style: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34" style:family="paragraph">
      <style:paragraph-properties fo:line-height="110.00%" fo:text-align="center" fo:margin-bottom="8.00pt"/>
    </style:style>
    <style:style style:name="P35" style:family="paragraph">
      <style:paragraph-properties fo:line-height="115.00%" fo:text-align="left" fo:margin-bottom="7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38" style:family="paragraph">
      <style:paragraph-properties fo:line-height="110.00%" fo:text-align="center" fo:margin-bottom="8.00pt"/>
    </style:style>
    <style:style style:name="P39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41" style:family="paragraph">
      <style:paragraph-properties fo:line-height="110.00%" fo:text-align="center" fo:margin-bottom="8.00p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43" style:family="paragraph">
      <style:paragraph-properties fo:line-height="110.00%" fo:text-align="center" fo:margin-bottom="8.00pt"/>
    </style:style>
    <style:style style:name="P44" style:family="paragraph">
      <style:paragraph-properties fo:line-height="110.00%" fo:text-align="left" fo:margin-bottom="8.00p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46" style:family="paragraph">
      <style:paragraph-properties fo:line-height="110.00%" fo:text-align="center" fo:margin-bottom="8.00pt"/>
    </style:style>
    <style:style style:name="P47" style:family="paragraph">
      <style:paragraph-properties fo:line-height="110.00%" fo:text-align="left" fo:margin-bottom="8.00pt"/>
    </style:style>
    <style:style style:name="P48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49" style:family="paragraph">
      <style:paragraph-properties fo:line-height="115.00%" fo:text-align="left" fo:margin-bottom="7.00pt"/>
    </style:style>
    <style:style style:name="P50" style:family="paragraph">
      <style:paragraph-properties fo:line-height="100.00%" fo:text-align="left" fo:margin-top="18.00pt" fo:margin-bottom="4.00pt"/>
    </style:style>
    <style:style style:name="P51" style:family="paragraph">
      <style:paragraph-properties fo:line-height="110.00%" fo:text-align="left" fo:margin-bottom="8.00pt"/>
    </style:style>
    <style:style style:name="P5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402.55pt"/>
        </style:tab-stops>
      </style:paragraph-properties>
    </style:style>
    <style:style style:name="P53" style:family="paragraph">
      <style:paragraph-properties fo:line-height="110.00%" fo:text-align="center" fo:margin-bottom="8.00pt"/>
    </style:style>
    <style:style style:name="P54" style:family="paragraph">
      <style:paragraph-properties fo:line-height="110.00%" fo:text-align="left" fo:margin-bottom="8.00pt"/>
    </style:style>
    <style:style style:name="P55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402.55pt"/>
        </style:tab-stops>
      </style:paragraph-properties>
    </style:style>
    <style:style style:name="P56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57" style:family="paragraph">
      <style:paragraph-properties fo:line-height="110.00%" fo:text-align="center" fo:margin-bottom="8.00pt"/>
    </style:style>
    <style:style style:name="P58" style:family="paragraph">
      <style:paragraph-properties fo:line-height="115.00%" fo:text-align="left" fo:margin-bottom="7.00pt"/>
    </style:style>
    <style:style style:name="P59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60" style:family="paragraph">
      <style:paragraph-properties fo:line-height="110.00%" fo:text-align="center" fo:margin-bottom="8.00pt"/>
    </style:style>
    <style:style style:name="P61" style:family="paragraph">
      <style:paragraph-properties fo:line-height="115.00%" fo:text-align="left" fo:margin-bottom="7.00pt"/>
    </style:style>
    <style:style style:name="P6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63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64" style:family="paragraph">
      <style:paragraph-properties fo:line-height="110.00%" fo:text-align="center" fo:margin-bottom="8.00pt"/>
    </style:style>
    <style:style style:name="P65" style:family="paragraph">
      <style:paragraph-properties fo:line-height="115.00%" fo:text-align="left" fo:margin-bottom="7.00pt"/>
    </style:style>
    <style:style style:name="P66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67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68" style:family="paragraph">
      <style:paragraph-properties fo:line-height="110.00%" fo:text-align="center" fo:margin-bottom="8.00pt"/>
    </style:style>
    <style:style style:name="P69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70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71" style:family="paragraph">
      <style:paragraph-properties fo:line-height="110.00%" fo:text-align="center" fo:margin-bottom="8.00pt"/>
    </style:style>
    <style:style style:name="P72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73" style:family="paragraph">
      <style:paragraph-properties fo:line-height="110.00%" fo:text-align="center" fo:margin-bottom="8.00pt"/>
    </style:style>
    <style:style style:name="P74" style:family="paragraph">
      <style:paragraph-properties fo:line-height="110.00%" fo:text-align="left" fo:margin-bottom="8.00pt"/>
    </style:style>
    <style:style style:name="P75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76" style:family="paragraph">
      <style:paragraph-properties fo:line-height="110.00%" fo:text-align="center" fo:margin-bottom="8.00pt"/>
    </style:style>
    <style:style style:name="P77" style:family="paragraph">
      <style:paragraph-properties fo:line-height="110.00%" fo:text-align="left" fo:margin-bottom="8.00pt"/>
    </style:style>
    <style:style style:name="P78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79" style:family="paragraph">
      <style:paragraph-properties fo:line-height="110.00%" fo:text-align="center" fo:margin-bottom="8.00pt"/>
    </style:style>
    <style:style style:name="P80" style:family="paragraph">
      <style:paragraph-properties fo:line-height="110.00%" fo:text-align="left" fo:margin-bottom="8.00pt"/>
    </style:style>
    <style:style style:name="P81" style:family="paragraph">
      <style:paragraph-properties fo:line-height="100.00%" fo:text-align="justify" fo:margin-left="2.75pt" fo:text-indent="-2.75pt">
        <style:tab-stops>
          <style:tab-stop style:position="101.95pt"/>
          <style:tab-stop style:position="3287.35pt"/>
        </style:tab-stops>
      </style:paragraph-properties>
    </style:style>
    <style:style style:name="P82" style:family="paragraph">
      <style:paragraph-properties fo:line-height="100.00%" fo:text-align="left" fo:margin-top="18.00pt" fo:margin-bottom="4.00pt"/>
    </style:style>
    <style:style style:name="P83" style:family="paragraph">
      <style:paragraph-properties fo:line-height="110.00%" fo:text-align="left" fo:margin-bottom="8.00pt"/>
    </style:style>
    <style:style style:name="P84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85" style:family="paragraph">
      <style:paragraph-properties fo:line-height="110.00%" fo:text-align="center" fo:margin-bottom="8.00pt"/>
    </style:style>
    <style:style style:name="P86" style:family="paragraph">
      <style:paragraph-properties fo:line-height="110.00%" fo:text-align="left" fo:margin-bottom="8.00pt"/>
    </style:style>
    <style:style style:name="P87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88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89" style:family="paragraph">
      <style:paragraph-properties fo:line-height="110.00%" fo:text-align="center" fo:margin-bottom="8.00pt"/>
    </style:style>
    <style:style style:name="P90" style:family="paragraph">
      <style:paragraph-properties fo:line-height="115.00%" fo:text-align="left" fo:margin-bottom="7.00pt"/>
    </style:style>
    <style:style style:name="P91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92" style:family="paragraph">
      <style:paragraph-properties fo:line-height="110.00%" fo:text-align="center" fo:margin-bottom="8.00pt"/>
    </style:style>
    <style:style style:name="P93" style:family="paragraph">
      <style:paragraph-properties fo:line-height="115.00%" fo:text-align="left" fo:margin-bottom="7.00pt"/>
    </style:style>
    <style:style style:name="P94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95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96" style:family="paragraph">
      <style:paragraph-properties fo:line-height="110.00%" fo:text-align="center" fo:margin-bottom="8.00pt"/>
    </style:style>
    <style:style style:name="P97" style:family="paragraph">
      <style:paragraph-properties fo:line-height="115.00%" fo:text-align="left" fo:margin-bottom="7.00pt"/>
    </style:style>
    <style:style style:name="P98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99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100" style:family="paragraph">
      <style:paragraph-properties fo:line-height="110.00%" fo:text-align="center" fo:margin-bottom="8.00pt"/>
    </style:style>
    <style:style style:name="P101" style:family="paragraph">
      <style:paragraph-properties fo:line-height="100.00%" fo:text-align="justify" fo:margin-left="2.75pt" fo:text-indent="-2.75pt">
        <style:tab-stops>
          <style:tab-stop style:position="449.70pt"/>
        </style:tab-stops>
      </style:paragraph-properties>
    </style:style>
    <style:style style:name="P102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03" style:family="paragraph">
      <style:paragraph-properties fo:line-height="110.00%" fo:text-align="center" fo:margin-bottom="8.00pt"/>
    </style:style>
    <style:style style:name="P104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05" style:family="paragraph">
      <style:paragraph-properties fo:line-height="110.00%" fo:text-align="center" fo:margin-bottom="8.00pt"/>
    </style:style>
    <style:style style:name="P106" style:family="paragraph">
      <style:paragraph-properties fo:line-height="110.00%" fo:text-align="left" fo:margin-bottom="8.00pt"/>
    </style:style>
    <style:style style:name="P107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08" style:family="paragraph">
      <style:paragraph-properties fo:line-height="110.00%" fo:text-align="center" fo:margin-bottom="8.00pt"/>
    </style:style>
    <style:style style:name="P109" style:family="paragraph">
      <style:paragraph-properties fo:line-height="110.00%" fo:text-align="left" fo:margin-bottom="8.00pt"/>
    </style:style>
    <style:style style:name="P110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11" style:family="paragraph">
      <style:paragraph-properties fo:line-height="110.00%" fo:text-align="center" fo:margin-bottom="8.00pt"/>
    </style:style>
    <style:style style:name="P112" style:family="paragraph">
      <style:paragraph-properties fo:line-height="110.00%" fo:text-align="left" fo:margin-bottom="8.00pt"/>
    </style:style>
    <style:style style:name="P113" style:family="paragraph">
      <style:paragraph-properties fo:line-height="100.00%" fo:text-align="justify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14" style:family="paragraph">
      <style:paragraph-properties fo:line-height="110.00%" fo:text-align="left" fo:margin-bottom="8.00pt"/>
    </style:style>
    <style:style style:name="P115" style:family="paragraph">
      <style:paragraph-properties fo:line-height="100.00%" fo:text-align="left" fo:margin-top="18.00pt" fo:margin-bottom="4.00pt"/>
    </style:style>
    <style:style style:name="P116" style:family="paragraph">
      <style:paragraph-properties fo:line-height="110.00%" fo:text-align="left" fo:margin-bottom="8.00pt"/>
    </style:style>
    <style:style style:name="P11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18" style:family="paragraph">
      <style:paragraph-properties fo:line-height="110.00%" fo:text-align="center" fo:margin-bottom="8.00pt"/>
    </style:style>
    <style:style style:name="P119" style:family="paragraph">
      <style:paragraph-properties fo:line-height="110.00%" fo:text-align="left" fo:margin-bottom="8.00pt"/>
    </style:style>
    <style:style style:name="P120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2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22" style:family="paragraph">
      <style:paragraph-properties fo:line-height="110.00%" fo:text-align="center" fo:margin-bottom="8.00pt"/>
    </style:style>
    <style:style style:name="P123" style:family="paragraph">
      <style:paragraph-properties fo:line-height="115.00%" fo:text-align="left" fo:margin-bottom="7.00pt"/>
    </style:style>
    <style:style style:name="P12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25" style:family="paragraph">
      <style:paragraph-properties fo:line-height="110.00%" fo:text-align="center" fo:margin-bottom="8.00pt"/>
    </style:style>
    <style:style style:name="P126" style:family="paragraph">
      <style:paragraph-properties fo:line-height="115.00%" fo:text-align="left" fo:margin-bottom="7.00pt"/>
    </style:style>
    <style:style style:name="P12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28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29" style:family="paragraph">
      <style:paragraph-properties fo:line-height="110.00%" fo:text-align="center" fo:margin-bottom="8.00pt"/>
    </style:style>
    <style:style style:name="P130" style:family="paragraph">
      <style:paragraph-properties fo:line-height="115.00%" fo:text-align="left" fo:margin-bottom="7.00pt"/>
    </style:style>
    <style:style style:name="P13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32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33" style:family="paragraph">
      <style:paragraph-properties fo:line-height="110.00%" fo:text-align="center" fo:margin-bottom="8.00pt"/>
    </style:style>
    <style:style style:name="P134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35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36" style:family="paragraph">
      <style:paragraph-properties fo:line-height="110.00%" fo:text-align="center" fo:margin-bottom="8.00pt"/>
    </style:style>
    <style:style style:name="P13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38" style:family="paragraph">
      <style:paragraph-properties fo:line-height="110.00%" fo:text-align="center" fo:margin-bottom="8.00pt"/>
    </style:style>
    <style:style style:name="P139" style:family="paragraph">
      <style:paragraph-properties fo:line-height="110.00%" fo:text-align="left" fo:margin-bottom="8.00pt"/>
    </style:style>
    <style:style style:name="P140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41" style:family="paragraph">
      <style:paragraph-properties fo:line-height="110.00%" fo:text-align="left" fo:margin-bottom="8.00pt"/>
    </style:style>
    <style:style style:name="P142" style:family="paragraph">
      <style:paragraph-properties fo:line-height="100.00%" fo:text-align="left" fo:margin-top="18.00pt" fo:margin-bottom="4.00pt"/>
    </style:style>
    <style:style style:name="P143" style:family="paragraph">
      <style:paragraph-properties fo:line-height="110.00%" fo:text-align="left" fo:margin-bottom="8.00pt"/>
    </style:style>
    <style:style style:name="P14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45" style:family="paragraph">
      <style:paragraph-properties fo:line-height="110.00%" fo:text-align="center" fo:margin-bottom="8.00pt"/>
    </style:style>
    <style:style style:name="P146" style:family="paragraph">
      <style:paragraph-properties fo:line-height="110.00%" fo:text-align="left" fo:margin-bottom="8.00pt"/>
    </style:style>
    <style:style style:name="P14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48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49" style:family="paragraph">
      <style:paragraph-properties fo:line-height="110.00%" fo:text-align="center" fo:margin-bottom="8.00pt"/>
    </style:style>
    <style:style style:name="P150" style:family="paragraph">
      <style:paragraph-properties fo:line-height="115.00%" fo:text-align="left" fo:margin-bottom="7.00pt"/>
    </style:style>
    <style:style style:name="P15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52" style:family="paragraph">
      <style:paragraph-properties fo:line-height="110.00%" fo:text-align="center" fo:margin-bottom="8.00pt"/>
    </style:style>
    <style:style style:name="P153" style:family="paragraph">
      <style:paragraph-properties fo:line-height="115.00%" fo:text-align="left" fo:margin-bottom="7.00pt"/>
    </style:style>
    <style:style style:name="P15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55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56" style:family="paragraph">
      <style:paragraph-properties fo:line-height="110.00%" fo:text-align="center" fo:margin-bottom="8.00pt"/>
    </style:style>
    <style:style style:name="P157" style:family="paragraph">
      <style:paragraph-properties fo:line-height="115.00%" fo:text-align="left" fo:margin-bottom="7.00pt"/>
    </style:style>
    <style:style style:name="P158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59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60" style:family="paragraph">
      <style:paragraph-properties fo:line-height="110.00%" fo:text-align="center" fo:margin-bottom="8.00pt"/>
    </style:style>
    <style:style style:name="P161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62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63" style:family="paragraph">
      <style:paragraph-properties fo:line-height="110.00%" fo:text-align="center" fo:margin-bottom="8.00pt"/>
    </style:style>
    <style:style style:name="P16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65" style:family="paragraph">
      <style:paragraph-properties fo:line-height="110.00%" fo:text-align="center" fo:margin-bottom="8.00pt"/>
    </style:style>
    <style:style style:name="P166" style:family="paragraph">
      <style:paragraph-properties fo:line-height="110.00%" fo:text-align="left" fo:margin-bottom="8.00pt"/>
    </style:style>
    <style:style style:name="P16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68" style:family="paragraph">
      <style:paragraph-properties fo:line-height="110.00%" fo:text-align="left" fo:margin-bottom="8.00pt"/>
    </style:style>
    <style:style style:name="P169" style:family="paragraph">
      <style:paragraph-properties fo:line-height="100.00%" fo:text-align="left" fo:margin-top="18.00pt" fo:margin-bottom="4.00pt"/>
    </style:style>
    <style:style style:name="P170" style:family="paragraph">
      <style:paragraph-properties fo:line-height="110.00%" fo:text-align="left" fo:margin-bottom="8.00pt"/>
    </style:style>
    <style:style style:name="P17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72" style:family="paragraph">
      <style:paragraph-properties fo:line-height="110.00%" fo:text-align="center" fo:margin-bottom="8.00pt"/>
    </style:style>
    <style:style style:name="P173" style:family="paragraph">
      <style:paragraph-properties fo:line-height="110.00%" fo:text-align="left" fo:margin-bottom="8.00pt"/>
    </style:style>
    <style:style style:name="P17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402.55pt"/>
        </style:tab-stops>
      </style:paragraph-properties>
    </style:style>
    <style:style style:name="P175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76" style:family="paragraph">
      <style:paragraph-properties fo:line-height="110.00%" fo:text-align="center" fo:margin-bottom="8.00pt"/>
    </style:style>
    <style:style style:name="P177" style:family="paragraph">
      <style:paragraph-properties fo:line-height="115.00%" fo:text-align="left" fo:margin-bottom="7.00pt"/>
    </style:style>
    <style:style style:name="P178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79" style:family="paragraph">
      <style:paragraph-properties fo:line-height="110.00%" fo:text-align="center" fo:margin-bottom="8.00pt"/>
    </style:style>
    <style:style style:name="P180" style:family="paragraph">
      <style:paragraph-properties fo:line-height="115.00%" fo:text-align="left" fo:margin-bottom="7.00pt"/>
    </style:style>
    <style:style style:name="P18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82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83" style:family="paragraph">
      <style:paragraph-properties fo:line-height="110.00%" fo:text-align="center" fo:margin-bottom="8.00pt"/>
    </style:style>
    <style:style style:name="P184" style:family="paragraph">
      <style:paragraph-properties fo:line-height="115.00%" fo:text-align="left" fo:margin-bottom="7.00pt"/>
    </style:style>
    <style:style style:name="P185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86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87" style:family="paragraph">
      <style:paragraph-properties fo:line-height="110.00%" fo:text-align="center" fo:margin-bottom="8.00pt"/>
    </style:style>
    <style:style style:name="P188" style:family="paragraph">
      <style:paragraph-properties fo:line-height="100.00%" fo:text-align="left" fo:margin-left="2.75pt" fo:text-indent="-2.75pt">
        <style:tab-stops>
          <style:tab-stop style:position="449.70pt"/>
        </style:tab-stops>
      </style:paragraph-properties>
    </style:style>
    <style:style style:name="P189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90" style:family="paragraph">
      <style:paragraph-properties fo:line-height="110.00%" fo:text-align="center" fo:margin-bottom="8.00pt"/>
    </style:style>
    <style:style style:name="P191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92" style:family="paragraph">
      <style:paragraph-properties fo:line-height="110.00%" fo:text-align="center" fo:margin-bottom="8.00pt"/>
    </style:style>
    <style:style style:name="P193" style:family="paragraph">
      <style:paragraph-properties fo:line-height="110.00%" fo:text-align="left" fo:margin-bottom="8.00pt"/>
    </style:style>
    <style:style style:name="P194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95" style:family="paragraph">
      <style:paragraph-properties fo:line-height="110.00%" fo:text-align="center" fo:margin-bottom="8.00pt"/>
    </style:style>
    <style:style style:name="P196" style:family="paragraph">
      <style:paragraph-properties fo:line-height="110.00%" fo:text-align="left" fo:margin-bottom="8.00pt"/>
    </style:style>
    <style:style style:name="P197" style:family="paragraph">
      <style:paragraph-properties fo:line-height="100.00%" fo:text-align="left" fo:margin-left="2.75pt" fo:text-indent="-2.75pt">
        <style:tab-stops>
          <style:tab-stop style:position="101.90pt"/>
          <style:tab-stop style:position="3287.35pt"/>
        </style:tab-stops>
      </style:paragraph-properties>
    </style:style>
    <style:style style:name="P198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0.849306in"/>
    </style:style>
    <style:style style:name="TableColumn0101" style:family="table-column">
      <style:table-column-properties style:column-width="5.434028in"/>
    </style:style>
    <style:style style:name="Table01" style:family="table">
      <style:table-properties style:width="6.28333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00694in solid #000000" fo:border-bottom="0.013889in solid #000000" fo:padding-left="0.069444in" fo:padding-right="0.069444in" fo:vertical-align="top" fo:background-color="#f3f3f3"/>
    </style:style>
    <style:style style:name="TableCell010001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3f3f3"/>
    </style:style>
    <style:style style:name="TableColumn0200" style:family="table-column">
      <style:table-column-properties style:column-width="1.454167in"/>
    </style:style>
    <style:style style:name="TableColumn0201" style:family="table-column">
      <style:table-column-properties style:column-width="4.829861in"/>
    </style:style>
    <style:style style:name="Table02" style:family="table">
      <style:table-properties style:width="6.28402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3" style:family="table-row">
      <style:table-row-properties style:min-row-height="0.292361in"/>
    </style:style>
    <style:style style:name="TableCell02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4" style:family="table-row">
      <style:table-row-properties style:min-row-height="0.468750in"/>
    </style:style>
    <style:style style:name="TableCell02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454167in"/>
    </style:style>
    <style:style style:name="TableColumn0301" style:family="table-column">
      <style:table-column-properties style:column-width="4.829861in"/>
    </style:style>
    <style:style style:name="Table03" style:family="table">
      <style:table-properties style:width="6.28402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3" style:family="table-row">
      <style:table-row-properties style:min-row-height="0.292361in"/>
    </style:style>
    <style:style style:name="TableCell03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4" style:family="table-row">
      <style:table-row-properties style:min-row-height="0.468750in"/>
    </style:style>
    <style:style style:name="TableCell03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453472in"/>
    </style:style>
    <style:style style:name="TableColumn0401" style:family="table-column">
      <style:table-column-properties style:column-width="4.830556in"/>
    </style:style>
    <style:style style:name="Table04" style:family="table">
      <style:table-properties style:width="6.28402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3" style:family="table-row">
      <style:table-row-properties style:min-row-height="0.292361in"/>
    </style:style>
    <style:style style:name="TableCell04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4" style:family="table-row">
      <style:table-row-properties style:min-row-height="0.468750in"/>
    </style:style>
    <style:style style:name="TableCell04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7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408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453472in"/>
    </style:style>
    <style:style style:name="TableColumn0501" style:family="table-column">
      <style:table-column-properties style:column-width="4.830556in"/>
    </style:style>
    <style:style style:name="Table05" style:family="table">
      <style:table-properties style:width="6.284028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503" style:family="table-row">
      <style:table-row-properties style:min-row-height="0.292361in"/>
    </style:style>
    <style:style style:name="TableCell05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504" style:family="table-row">
      <style:table-row-properties style:min-row-height="0.468750in"/>
    </style:style>
    <style:style style:name="TableCell05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5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1.453472in"/>
    </style:style>
    <style:style style:name="TableColumn0601" style:family="table-column">
      <style:table-column-properties style:column-width="4.830556in"/>
    </style:style>
    <style:style style:name="Table06" style:family="table">
      <style:table-properties style:width="6.284028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603" style:family="table-row">
      <style:table-row-properties style:min-row-height="0.292361in"/>
    </style:style>
    <style:style style:name="TableCell06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604" style:family="table-row">
      <style:table-row-properties style:min-row-height="0.468750in"/>
    </style:style>
    <style:style style:name="TableCell06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6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6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1.453472in"/>
    </style:style>
    <style:style style:name="TableColumn0701" style:family="table-column">
      <style:table-column-properties style:column-width="4.830556in"/>
    </style:style>
    <style:style style:name="Table07" style:family="table">
      <style:table-properties style:width="6.284028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1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2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3" style:family="table-row">
      <style:table-row-properties style:min-row-height="0.292361in"/>
    </style:style>
    <style:style style:name="TableCell0703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3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4" style:family="table-row">
      <style:table-row-properties style:min-row-height="0.468750in"/>
    </style:style>
    <style:style style:name="TableCell070400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Cell0704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5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6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70701" style:family="table-cell">
      <style:table-cell-properties fo:border-top="0.00069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Requisitos Funcionai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iscentes:</text:span><text:span text:style-name="T4"/></text:p>
          </table:table-cell>
          <table:table-cell table:style-name="TableCell010001">
            <text:p text:style-name="P3"><text:span text:style-name="T5">BRUNO EDUARDO DOS SANTOS - 211066249</text:span></text:p>
            <text:p text:style-name="P3"><text:span text:style-name="T5">GEILSON DOS SANTOS SA - 231006239</text:span></text:p>
            <text:p text:style-name="P3"><text:span text:style-name="T5">MARCOS ALEXANDRE DA SILVA NERES - 211055334</text:span></text:p>
            <text:p text:style-name="P4"><text:span text:style-name="T5">PEDRO FARIAS DE OLIVEIRA<text:s text:c="2"/>- 211055577</text:span></text:p>
            <text:p text:style-name="P5"><text:span text:style-name="T5">THELMA EVANGELISTA DOS SANTOS -<text:s text:c="2"/>231003513</text:span></text:p>
            <text:p text:style-name="P5"><text:span text:style-name="T5">WESLEY HENRIQUE FERREIRA - 231021496</text:span><text:span text:style-name="T6"/></text:p>
          </table:table-cell>
        </table:table-row>
      </table:table>
      <text:p text:style-name="P7"><text:span text:style-name="T6"/></text:p>
      <text:p text:style-name="P8"><text:span text:style-name="T7">Introdução</text:span></text:p>
      <text:p text:style-name="P9"><text:span text:style-name="T8">Este artefato tem como objetivo a<text:s/></text:span><text:span text:style-name="T9">elicitação dos requisitos funcionais</text:span><text:span text:style-name="T10"><text:s/>do sistema a ser desenvolvido.</text:span></text:p>
      <text:p text:style-name="P9"><text:span text:style-name="T10">O sistema proposto oferecerá funcionalidades básicas de manipulação de dados, como<text:s/></text:span><text:span text:style-name="T11">criação, leitura, atualização e exclusão</text:span><text:span text:style-name="T12"><text:s/>de registros, operações comumente referenciadas pela sigla<text:s/></text:span><text:span text:style-name="T13">CRUD</text:span><text:span text:style-name="T14"><text:s/>(</text:span><text:span text:style-name="T15">Create, Read, Update, Delete</text:span><text:span text:style-name="T16">).</text:span></text:p>
      <text:p text:style-name="P9"><text:span text:style-name="T16">O sistema fornecerá suporte à<text:s/></text:span><text:span text:style-name="T17">divulgação e gestão de eventos do tipo feira</text:span><text:span text:style-name="T18">, nos quais<text:s/></text:span><text:span text:style-name="T19">expositores</text:span><text:span text:style-name="T20"><text:s/>poderão participar com seus<text:s/></text:span><text:span text:style-name="T21">produtos</text:span><text:span text:style-name="T22">. A cada feira poderão estar associados múltiplos expositores, e a cada expositor, uma lista de produtos.</text:span></text:p>
      <text:p text:style-name="P9"><text:span text:style-name="T22">Usuários não autenticados terão acesso aos seguintes serviços públicos:</text:span></text:p>
      <text:list text:style-name="L10">
        <text:list-item>
          <text:p text:style-name="P10"><text:span text:style-name="T22">Listar feiras; Listar expositores em uma feira; Listar produtos de um expositor em uma feira; Visualizar detalhes de uma feira, expositor ou produto.</text:span></text:p>
        </text:list-item>
      </text:list>
      <text:p text:style-name="P11"><text:span text:style-name="T22">As informações exibidas em cada caso incluem:</text:span></text:p>
      <text:list text:style-name="L12">
        <text:list-item>
          <text:p text:style-name="P12"><text:span text:style-name="T23">Feira:</text:span><text:span text:style-name="T24"><text:s/>nome, descrição, data de início, data de término, local, cidade e estado;</text:span></text:p>
        </text:list-item>
        <text:list-item>
          <text:p text:style-name="P12"><text:span text:style-name="T25">Expositor:</text:span><text:span text:style-name="T26"><text:s/>nome, descrição e contato;</text:span></text:p>
        </text:list-item>
        <text:list-item>
          <text:p text:style-name="P12"><text:span text:style-name="T27">Produto:</text:span><text:span text:style-name="T28"><text:s/>nome, descrição e preço.</text:span></text:p>
        </text:list-item>
      </text:list>
      <text:p text:style-name="P13"><text:span text:style-name="T28">Para acessar funcionalidades adicionais, o usuário deve estar<text:s/></text:span><text:span text:style-name="T29">registrado e autenticado</text:span><text:span text:style-name="T30"><text:s/>no sistema. Após a autenticação, o usuário poderá:</text:span></text:p>
      <text:list text:style-name="L14">
        <text:list-item>
          <text:p text:style-name="P14"><text:span text:style-name="T30">Criar, editar e excluir feiras; Criar, editar e excluir expositores; Criar, editar e excluir listas de produtos; Criar, editar e excluir produtos; Criar, visualizar e excluir ingressos.</text:span></text:p>
        </text:list-item>
      </text:list>
      <text:p text:style-name="P15"><text:span text:style-name="T30">Cada<text:s/></text:span><text:span text:style-name="T31">ingresso</text:span><text:span text:style-name="T32"><text:s/>criado dará direito de acesso à feira na data especificada e conterá as seguintes informações: nome da feira, número do ingresso e data de emissão.</text:span></text:p>
      <text:p text:style-name="P15"><text:span text:style-name="T32">O sistema deverá impor as seguintes<text:s/></text:span><text:span text:style-name="T33">regras de negócio</text:span><text:span text:style-name="T34">:</text:span></text:p>
      <text:list text:style-name="L16">
        <text:list-item>
          <text:p text:style-name="P16"><text:span text:style-name="T34">Um registro (feira, expositor, produto ou ingresso)<text:s/></text:span><text:span text:style-name="T35">só pode ser editado ou excluído por seu criador</text:span><text:span text:style-name="T36">;</text:span></text:p>
        </text:list-item>
        <text:list-item>
          <text:p text:style-name="P16"><text:span text:style-name="T36">Um registro<text:s/></text:span><text:span text:style-name="T37">só pode ser excluído se não houver dependências associadas a ele</text:span><text:span text:style-name="T38"><text:s/>(por exemplo, uma feira com expositores vinculados não pode ser removida).</text:span></text:p>
        </text:list-item>
      </text:list>
      <text:p text:style-name="P17"><text:span text:style-name="T38">A<text:s/></text:span><text:span text:style-name="T39">especificação dos requisitos funcionais</text:span><text:span text:style-name="T40"><text:s/>será realizada por meio de<text:s/></text:span><text:span text:style-name="T41">histórias de usuário (user stories)</text:span><text:span text:style-name="T42">, de forma clara e orientada às necessidades do usuário final.</text:span></text:p>
      <text:p text:style-name="P18"><text:span text:style-name="T43">Requisitos Funcionais (via Histórias de Usuário)</text:span></text:p>
      <text:p text:style-name="P19"><text:span text:style-name="T44">A seguir, são listados os requisitos funcionais do sistema, descritos individualmente por meio de histórias de usuário, acompanhados de suas justificativas e critérios de aceitação.</text:span></text:p>
      <text:p text:style-name="P19"><text:span text:style-name="T44">Cada requisito será identificado pelo código RF-xxx, onde:</text:span></text:p>
      <text:list text:style-name="L20">
        <text:list-item>
          <text:p text:style-name="P20"><text:span text:style-name="T44">RF representa<text:s/></text:span><text:span text:style-name="T45">Requisito Funcional</text:span><text:span text:style-name="T46">.</text:span></text:p>
        </text:list-item>
        <text:list-item>
          <text:p text:style-name="P20"><text:span text:style-name="T46">xxx é um número sequencial para identificação única.</text:span></text:p>
        </text:list-item>
      </text:list>
      <text:p text:style-name="P21"><text:span text:style-name="T46">Os critérios de aceitação seguirão o padrão CA-xxx, mantendo rastreabilidade e clareza na validação de cada requisito.</text:span></text:p>
      <text:p text:style-name="P21"><text:span text:style-name="T46"><text:s/></text:span><text:span text:style-name="T47">Estrutura de Requisito Funcional: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3"><text:span text:style-name="T49">ID do Requisito</text:span><text:span text:style-name="T50"/></text:p>
          </table:table-cell>
          <table:table-cell table:style-name="TableCell020001">
            <text:p text:style-name="P24"><text:span text:style-name="T51">Exemplo: RF-001</text:span><text:span text:style-name="T52"/></text:p>
          </table:table-cell>
        </table:table-row>
        <table:table-row table:style-name="TableRow0201">
          <table:table-cell table:style-name="TableCell020100">
            <text:p text:style-name="P27"><text:span text:style-name="T53">Prioridade</text:span><text:span text:style-name="T54"/></text:p>
          </table:table-cell>
          <table:table-cell table:style-name="TableCell020101">
            <text:p text:style-name="P28"><text:span text:style-name="T55">Ex: Alta, Média ou Baixa</text:span><text:span text:style-name="T56"/></text:p>
          </table:table-cell>
        </table:table-row>
        <table:table-row table:style-name="TableRow0202">
          <table:table-cell table:style-name="TableCell020200">
            <text:p text:style-name="P30"><text:span text:style-name="T57">História de Usuário<text:s/></text:span><text:span text:style-name="T58"/></text:p>
          </table:table-cell>
          <table:table-cell table:style-name="TableCell020201">
            <text:p text:style-name="P31"><text:span text:style-name="T59">Como</text:span><text:span text:style-name="T60">[tipo de usuário],<text:line-break/></text:span><text:span text:style-name="T61">Quero</text:span><text:span text:style-name="T62">[ação desejada],<text:line-break/></text:span><text:span text:style-name="T63">Para que</text:span><text:span text:style-name="T64">[objetivo ou benefício].</text:span><text:span text:style-name="T65"/></text:p>
          </table:table-cell>
        </table:table-row>
        <table:table-row table:style-name="TableRow0203">
          <table:table-cell table:style-name="TableCell020300">
            <text:p text:style-name="P34"><text:span text:style-name="T66">Justificativa</text:span><text:span text:style-name="T67"/></text:p>
          </table:table-cell>
          <table:table-cell table:style-name="TableCell020301">
            <text:p text:style-name="P35"><text:span text:style-name="T68">[Explicação do motivo de existência do requisito, valor para o negócio ou usuário.]</text:span><text:span text:style-name="T69"/></text:p>
          </table:table-cell>
        </table:table-row>
        <table:table-row table:style-name="TableRow0204">
          <table:table-cell table:style-name="TableCell020400" table:number-columns-spanned="2">
            <text:p text:style-name="P38"><text:span text:style-name="T70">Critérios de Aceitação</text:span><text:span text:style-name="T71"/></text:p>
          </table:table-cell>
          <table:covered-table-cell/>
        </table:table-row>
        <table:table-row table:style-name="TableRow0205">
          <table:table-cell table:style-name="TableCell020500">
            <text:p text:style-name="P41"><text:span text:style-name="T72">Nº<text:s/></text:span><text:span text:style-name="T73"/></text:p>
          </table:table-cell>
          <table:table-cell table:style-name="TableCell020501">
            <text:p text:style-name="P41"><text:span text:style-name="T74">Descrição</text:span><text:span text:style-name="T75"/></text:p>
          </table:table-cell>
        </table:table-row>
        <table:table-row table:style-name="TableRow0206">
          <table:table-cell table:style-name="TableCell020600">
            <text:p text:style-name="P43"><text:span text:style-name="T76">CA-001</text:span><text:span text:style-name="T77"/></text:p>
          </table:table-cell>
          <table:table-cell table:style-name="TableCell020601">
            <text:p text:style-name="P44"><text:span text:style-name="T78">[Ex: Quando o usuário preencher todos os campos e clicar em “Cadastrar”, o sistema deve criar a conta.]</text:span><text:span text:style-name="T79"/></text:p>
          </table:table-cell>
        </table:table-row>
        <table:table-row table:style-name="TableRow0207">
          <table:table-cell table:style-name="TableCell020700">
            <text:p text:style-name="P46"><text:span text:style-name="T80">CA-002</text:span><text:span text:style-name="T81"/></text:p>
          </table:table-cell>
          <table:table-cell table:style-name="TableCell020701">
            <text:p text:style-name="P47"><text:span text:style-name="T82">[Ex: Se o e-mail já estiver cadastrado, uma mensagem de erro deve ser exibida.]</text:span><text:span text:style-name="T83"/></text:p>
          </table:table-cell>
        </table:table-row>
      </table:table>
      <text:p text:style-name="P49"><text:span text:style-name="T83"/></text:p>
      <text:p text:style-name="P49"><text:span text:style-name="T84">Além do documento, cada requisito será representado por um<text:s/></text:span><text:span text:style-name="T85">cartão no quadro Kanban</text:span><text:span text:style-name="T86">, para facilitar o gerenciamento visual do backlog e o acompanhamento do progresso durante o desenvolvimento.</text:span></text:p>
      <text:p text:style-name="P50"><text:span text:style-name="T87">Cadastro de usuário</text:span></text:p>
      <text:p text:style-name="P51"><text:span text:style-name="T88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3"><text:span text:style-name="T89">ID do Requisito</text:span><text:span text:style-name="T90"/></text:p>
          </table:table-cell>
          <table:table-cell table:style-name="TableCell030001">
            <text:p text:style-name="P54"><text:span text:style-name="T91">RF-001</text:span><text:span text:style-name="T92"/></text:p>
          </table:table-cell>
        </table:table-row>
        <table:table-row table:style-name="TableRow0301">
          <table:table-cell table:style-name="TableCell030100">
            <text:p text:style-name="P57"><text:span text:style-name="T93">Prioridade</text:span><text:span text:style-name="T94"/></text:p>
          </table:table-cell>
          <table:table-cell table:style-name="TableCell030101">
            <text:p text:style-name="P58"><text:span text:style-name="T95">Alta</text:span><text:span text:style-name="T96"/></text:p>
          </table:table-cell>
        </table:table-row>
        <table:table-row table:style-name="TableRow0302">
          <table:table-cell table:style-name="TableCell030200">
            <text:p text:style-name="P60"><text:span text:style-name="T97">História de Usuário<text:s/></text:span><text:span text:style-name="T98"/></text:p>
          </table:table-cell>
          <table:table-cell table:style-name="TableCell030201">
            <text:p text:style-name="P61"><text:span text:style-name="T99">Como<text:s/></text:span><text:span text:style-name="T100">visitante,<text:line-break/></text:span><text:span text:style-name="T101">Quero<text:s/></text:span><text:span text:style-name="T102">poder criar uma conta,<text:line-break/></text:span><text:span text:style-name="T103">Para que<text:s/></text:span><text:span text:style-name="T104">possa acessar as feiras.</text:span><text:span text:style-name="T105"/></text:p>
          </table:table-cell>
        </table:table-row>
        <table:table-row table:style-name="TableRow0303">
          <table:table-cell table:style-name="TableCell030300">
            <text:p text:style-name="P64"><text:span text:style-name="T106">Justificativa</text:span><text:span text:style-name="T107"/></text:p>
          </table:table-cell>
          <table:table-cell table:style-name="TableCell030301">
            <text:p text:style-name="P65"><text:span text:style-name="T108">Um visitante novo pode querer criar uma conta para acessar o sistema e suas funcionalidades</text:span><text:span text:style-name="T109"/></text:p>
          </table:table-cell>
        </table:table-row>
        <table:table-row table:style-name="TableRow0304">
          <table:table-cell table:style-name="TableCell030400" table:number-columns-spanned="2">
            <text:p text:style-name="P68"><text:span text:style-name="T110">Critérios de Aceitação</text:span><text:span text:style-name="T111"/></text:p>
          </table:table-cell>
          <table:covered-table-cell/>
        </table:table-row>
        <table:table-row table:style-name="TableRow0305">
          <table:table-cell table:style-name="TableCell030500">
            <text:p text:style-name="P71"><text:span text:style-name="T112">Nº<text:s/></text:span><text:span text:style-name="T113"/></text:p>
          </table:table-cell>
          <table:table-cell table:style-name="TableCell030501">
            <text:p text:style-name="P71"><text:span text:style-name="T114">Descrição</text:span><text:span text:style-name="T115"/></text:p>
          </table:table-cell>
        </table:table-row>
        <table:table-row table:style-name="TableRow0306">
          <table:table-cell table:style-name="TableCell030600">
            <text:p text:style-name="P73"><text:span text:style-name="T116">CA-001</text:span><text:span text:style-name="T117"/></text:p>
          </table:table-cell>
          <table:table-cell table:style-name="TableCell030601">
            <text:p text:style-name="P74"><text:span text:style-name="T118">Quando o usuário preencher todos os campos e clicar em “Cadastrar”, o sistema deve criar a conta.</text:span><text:span text:style-name="T119"/></text:p>
          </table:table-cell>
        </table:table-row>
        <table:table-row table:style-name="TableRow0307">
          <table:table-cell table:style-name="TableCell030700">
            <text:p text:style-name="P76"><text:span text:style-name="T120">CA-002</text:span><text:span text:style-name="T121"/></text:p>
          </table:table-cell>
          <table:table-cell table:style-name="TableCell030701">
            <text:p text:style-name="P77"><text:span text:style-name="T122">Se o e-mail já estiver cadastrado, uma mensagem de erro deve ser exibida.</text:span><text:span text:style-name="T123"/></text:p>
          </table:table-cell>
        </table:table-row>
        <table:table-row table:style-name="TableRow0308">
          <table:table-cell table:style-name="TableCell030800">
            <text:p text:style-name="P79"><text:span text:style-name="T124">CA-003</text:span><text:span text:style-name="T125"/></text:p>
          </table:table-cell>
          <table:table-cell table:style-name="TableCell030801">
            <text:p text:style-name="P80"><text:span text:style-name="T126">A senha deve seguir comprimento mínimo, combinação de caracteres (letras maiúsculas, minúsculas, números e símbolos), para segurança.</text:span><text:span text:style-name="T127"/></text:p>
          </table:table-cell>
        </table:table-row>
      </table:table>
      <text:p text:style-name="P82"><text:span text:style-name="T128">Criação de feira</text:span></text:p>
      <text:p text:style-name="P83"><text:span text:style-name="T129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5"><text:span text:style-name="T130">ID do Requisito</text:span><text:span text:style-name="T131"/></text:p>
          </table:table-cell>
          <table:table-cell table:style-name="TableCell040001">
            <text:p text:style-name="P86"><text:span text:style-name="T132">RF-002</text:span><text:span text:style-name="T133"/></text:p>
          </table:table-cell>
        </table:table-row>
        <table:table-row table:style-name="TableRow0401">
          <table:table-cell table:style-name="TableCell040100">
            <text:p text:style-name="P89"><text:span text:style-name="T134">Prioridade</text:span><text:span text:style-name="T135"/></text:p>
          </table:table-cell>
          <table:table-cell table:style-name="TableCell040101">
            <text:p text:style-name="P90"><text:span text:style-name="T136">Alta</text:span><text:span text:style-name="T137"/></text:p>
          </table:table-cell>
        </table:table-row>
        <table:table-row table:style-name="TableRow0402">
          <table:table-cell table:style-name="TableCell040200">
            <text:p text:style-name="P92"><text:span text:style-name="T138">História de Usuário<text:s/></text:span><text:span text:style-name="T139"/></text:p>
          </table:table-cell>
          <table:table-cell table:style-name="TableCell040201">
            <text:p text:style-name="P93"><text:span text:style-name="T140">Como<text:s/></text:span><text:span text:style-name="T141">usuário logado,<text:line-break/></text:span><text:span text:style-name="T142">Quero<text:s/></text:span><text:span text:style-name="T143">poder criar uma feira,<text:line-break/></text:span><text:span text:style-name="T144">Para que<text:s/></text:span><text:span text:style-name="T145">outros usuários possam se inscrever como expositores.</text:span><text:span text:style-name="T146"/></text:p>
          </table:table-cell>
        </table:table-row>
        <table:table-row table:style-name="TableRow0403">
          <table:table-cell table:style-name="TableCell040300">
            <text:p text:style-name="P96"><text:span text:style-name="T147">Justificativa</text:span><text:span text:style-name="T148"/></text:p>
          </table:table-cell>
          <table:table-cell table:style-name="TableCell040301">
            <text:p text:style-name="P97"><text:span text:style-name="T149">Um usuário pode desejar criar um evento (feira) para divulgar e expor suas atividades, convidando ou permitindo a participação de outros expositores.<text:s/></text:span><text:span text:style-name="T150"/></text:p>
          </table:table-cell>
        </table:table-row>
        <table:table-row table:style-name="TableRow0404">
          <table:table-cell table:style-name="TableCell040400" table:number-columns-spanned="2">
            <text:p text:style-name="P100"><text:span text:style-name="T151">Critérios de Aceitação</text:span><text:span text:style-name="T152"/></text:p>
          </table:table-cell>
          <table:covered-table-cell/>
        </table:table-row>
        <table:table-row table:style-name="TableRow0405">
          <table:table-cell table:style-name="TableCell040500">
            <text:p text:style-name="P103"><text:span text:style-name="T153">Nº<text:s/></text:span><text:span text:style-name="T154"/></text:p>
          </table:table-cell>
          <table:table-cell table:style-name="TableCell040501">
            <text:p text:style-name="P103"><text:span text:style-name="T155">Descrição</text:span><text:span text:style-name="T156"/></text:p>
          </table:table-cell>
        </table:table-row>
        <table:table-row table:style-name="TableRow0406">
          <table:table-cell table:style-name="TableCell040600">
            <text:p text:style-name="P105"><text:span text:style-name="T157">CA-001</text:span><text:span text:style-name="T158"/></text:p>
          </table:table-cell>
          <table:table-cell table:style-name="TableCell040601">
            <text:p text:style-name="P106"><text:span text:style-name="T159">Quando o usuário preencher todos os campos obrigatórios e clicar em 'Criar', o sistema deve salvar a feira e exibir uma confirmação de sucesso.<text:s/></text:span><text:span text:style-name="T160"/></text:p>
          </table:table-cell>
        </table:table-row>
        <table:table-row table:style-name="TableRow0407">
          <table:table-cell table:style-name="TableCell040700">
            <text:p text:style-name="P108"><text:span text:style-name="T161">CA-002</text:span><text:span text:style-name="T162"/></text:p>
          </table:table-cell>
          <table:table-cell table:style-name="TableCell040701">
            <text:p text:style-name="P109"><text:span text:style-name="T163">Se já existir uma feira com o mesmo nome, data e local, o sistema deve impedir a criação e exibir uma mensagem informando que já existe uma feira cadastrada com essas informações.<text:s text:c="2"/></text:span><text:span text:style-name="T164"/></text:p>
          </table:table-cell>
        </table:table-row>
        <table:table-row table:style-name="TableRow0408">
          <table:table-cell table:style-name="TableCell040800">
            <text:p text:style-name="P111"><text:span text:style-name="T165">CA-003</text:span><text:span text:style-name="T166"/></text:p>
          </table:table-cell>
          <table:table-cell table:style-name="TableCell040801">
            <text:p text:style-name="P112"><text:span text:style-name="T167">Ao criar a feira, o usuário deve escolher entre dois modos de participação para expositores: (1) somente por convite ou (2) mediante solicitação, com aprovação manual do organizador.<text:s/></text:span><text:span text:style-name="T168"/></text:p>
          </table:table-cell>
        </table:table-row>
      </table:table>
      <text:p text:style-name="P114"><text:span text:style-name="T168"/></text:p>
      <text:p text:style-name="P115"><text:span text:style-name="T169">Cadastro de produto</text:span></text:p>
      <text:p text:style-name="P116"><text:span text:style-name="T17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18"><text:span text:style-name="T171">ID do Requisito</text:span><text:span text:style-name="T172"/></text:p>
          </table:table-cell>
          <table:table-cell table:style-name="TableCell050001">
            <text:p text:style-name="P119"><text:span text:style-name="T173">RF-003</text:span><text:span text:style-name="T174"/></text:p>
          </table:table-cell>
        </table:table-row>
        <table:table-row table:style-name="TableRow0501">
          <table:table-cell table:style-name="TableCell050100">
            <text:p text:style-name="P122"><text:span text:style-name="T175">Prioridade</text:span><text:span text:style-name="T176"/></text:p>
          </table:table-cell>
          <table:table-cell table:style-name="TableCell050101">
            <text:p text:style-name="P123"><text:span text:style-name="T177">Alta</text:span><text:span text:style-name="T178"/></text:p>
          </table:table-cell>
        </table:table-row>
        <table:table-row table:style-name="TableRow0502">
          <table:table-cell table:style-name="TableCell050200">
            <text:p text:style-name="P125"><text:span text:style-name="T179">História de Usuário<text:s/></text:span><text:span text:style-name="T180"/></text:p>
          </table:table-cell>
          <table:table-cell table:style-name="TableCell050201">
            <text:p text:style-name="P126"><text:span text:style-name="T181">Como<text:s/></text:span><text:span text:style-name="T182">usuário logado,<text:line-break/></text:span><text:span text:style-name="T183">Quero<text:s/></text:span><text:span text:style-name="T184">poder cadastrar um produto<text:line-break/></text:span><text:span text:style-name="T185">Para que<text:s/></text:span><text:span text:style-name="T186">possa o dispor em uma feira.</text:span><text:span text:style-name="T187"/></text:p>
          </table:table-cell>
        </table:table-row>
        <table:table-row table:style-name="TableRow0503">
          <table:table-cell table:style-name="TableCell050300">
            <text:p text:style-name="P129"><text:span text:style-name="T188">Justificativa</text:span><text:span text:style-name="T189"/></text:p>
          </table:table-cell>
          <table:table-cell table:style-name="TableCell050301">
            <text:p text:style-name="P130"><text:span text:style-name="T190">Um expositor pode desejar criar um produto, permitindo divulgá-lo a outros usuários em uma feira a partir de sua adição em uma lista de produtos.</text:span><text:span text:style-name="T191"/></text:p>
          </table:table-cell>
        </table:table-row>
        <table:table-row table:style-name="TableRow0504">
          <table:table-cell table:style-name="TableCell050400" table:number-columns-spanned="2">
            <text:p text:style-name="P133"><text:span text:style-name="T192">Critérios de Aceitação</text:span><text:span text:style-name="T193"/></text:p>
          </table:table-cell>
          <table:covered-table-cell/>
        </table:table-row>
        <table:table-row table:style-name="TableRow0505">
          <table:table-cell table:style-name="TableCell050500">
            <text:p text:style-name="P136"><text:span text:style-name="T194">Nº<text:s/></text:span><text:span text:style-name="T195"/></text:p>
          </table:table-cell>
          <table:table-cell table:style-name="TableCell050501">
            <text:p text:style-name="P136"><text:span text:style-name="T196">Descrição</text:span><text:span text:style-name="T197"/></text:p>
          </table:table-cell>
        </table:table-row>
        <table:table-row table:style-name="TableRow0506">
          <table:table-cell table:style-name="TableCell050600">
            <text:p text:style-name="P138"><text:span text:style-name="T198">CA-001</text:span><text:span text:style-name="T199"/></text:p>
          </table:table-cell>
          <table:table-cell table:style-name="TableCell050601">
            <text:p text:style-name="P139"><text:span text:style-name="T200">Quando o usuário preencher todos os campos obrigatórios e clicar em 'Criar', o sistema deve salvar o produto e exibir uma confirmação de sucesso.<text:s/></text:span><text:span text:style-name="T201"/></text:p>
          </table:table-cell>
        </table:table-row>
      </table:table>
      <text:p text:style-name="P141"><text:span text:style-name="T201"/></text:p>
      <text:p text:style-name="P142"><text:span text:style-name="T202">Cadastro de lista de produtos</text:span></text:p>
      <text:p text:style-name="P143"><text:span text:style-name="T203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45"><text:span text:style-name="T204">ID do Requisito</text:span><text:span text:style-name="T205"/></text:p>
          </table:table-cell>
          <table:table-cell table:style-name="TableCell060001">
            <text:p text:style-name="P146"><text:span text:style-name="T206">RF-004</text:span><text:span text:style-name="T207"/></text:p>
          </table:table-cell>
        </table:table-row>
        <table:table-row table:style-name="TableRow0601">
          <table:table-cell table:style-name="TableCell060100">
            <text:p text:style-name="P149"><text:span text:style-name="T208">Prioridade</text:span><text:span text:style-name="T209"/></text:p>
          </table:table-cell>
          <table:table-cell table:style-name="TableCell060101">
            <text:p text:style-name="P150"><text:span text:style-name="T210">Alta</text:span><text:span text:style-name="T211"/></text:p>
          </table:table-cell>
        </table:table-row>
        <table:table-row table:style-name="TableRow0602">
          <table:table-cell table:style-name="TableCell060200">
            <text:p text:style-name="P152"><text:span text:style-name="T212">História de Usuário<text:s/></text:span><text:span text:style-name="T213"/></text:p>
          </table:table-cell>
          <table:table-cell table:style-name="TableCell060201">
            <text:p text:style-name="P153"><text:span text:style-name="T214">Como<text:s/></text:span><text:span text:style-name="T215">usuário logado expositor,<text:line-break/></text:span><text:span text:style-name="T216">Quero<text:s/></text:span><text:span text:style-name="T217">poder cadastrar uma lista de produtos<text:line-break/></text:span><text:span text:style-name="T218">Para que<text:s/></text:span><text:span text:style-name="T219">possa os dispor em uma feira.</text:span><text:span text:style-name="T220"/></text:p>
          </table:table-cell>
        </table:table-row>
        <table:table-row table:style-name="TableRow0603">
          <table:table-cell table:style-name="TableCell060300">
            <text:p text:style-name="P156"><text:span text:style-name="T221">Justificativa</text:span><text:span text:style-name="T222"/></text:p>
          </table:table-cell>
          <table:table-cell table:style-name="TableCell060301">
            <text:p text:style-name="P157"><text:span text:style-name="T223">Um expositor pode desejar criar uma lista de produtos para dispor seus produtos em uma feira.</text:span><text:span text:style-name="T224"/></text:p>
          </table:table-cell>
        </table:table-row>
        <table:table-row table:style-name="TableRow0604">
          <table:table-cell table:style-name="TableCell060400" table:number-columns-spanned="2">
            <text:p text:style-name="P160"><text:span text:style-name="T225">Critérios de Aceitação</text:span><text:span text:style-name="T226"/></text:p>
          </table:table-cell>
          <table:covered-table-cell/>
        </table:table-row>
        <table:table-row table:style-name="TableRow0605">
          <table:table-cell table:style-name="TableCell060500">
            <text:p text:style-name="P163"><text:span text:style-name="T227">Nº<text:s/></text:span><text:span text:style-name="T228"/></text:p>
          </table:table-cell>
          <table:table-cell table:style-name="TableCell060501">
            <text:p text:style-name="P163"><text:span text:style-name="T229">Descrição</text:span><text:span text:style-name="T230"/></text:p>
          </table:table-cell>
        </table:table-row>
        <table:table-row table:style-name="TableRow0606">
          <table:table-cell table:style-name="TableCell060600">
            <text:p text:style-name="P165"><text:span text:style-name="T231">CA-001</text:span><text:span text:style-name="T232"/></text:p>
          </table:table-cell>
          <table:table-cell table:style-name="TableCell060601">
            <text:p text:style-name="P166"><text:span text:style-name="T233">Quando o usuário preencher todos os campos obrigatórios e clicar em 'Criar', o sistema deve salvar a lista e exibir uma confirmação de sucesso.<text:s/></text:span><text:span text:style-name="T234"/></text:p>
          </table:table-cell>
        </table:table-row>
      </table:table>
      <text:p text:style-name="P168"><text:span text:style-name="T234"/></text:p>
      <text:p text:style-name="P169"><text:span text:style-name="T235">Adquirir ingresso</text:span></text:p>
      <text:p text:style-name="P170"><text:span text:style-name="T236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72"><text:span text:style-name="T237">ID do Requisito</text:span><text:span text:style-name="T238"/></text:p>
          </table:table-cell>
          <table:table-cell table:style-name="TableCell070001">
            <text:p text:style-name="P173"><text:span text:style-name="T239">RF-005</text:span><text:span text:style-name="T240"/></text:p>
          </table:table-cell>
        </table:table-row>
        <table:table-row table:style-name="TableRow0701">
          <table:table-cell table:style-name="TableCell070100">
            <text:p text:style-name="P176"><text:span text:style-name="T241">Prioridade</text:span><text:span text:style-name="T242"/></text:p>
          </table:table-cell>
          <table:table-cell table:style-name="TableCell070101">
            <text:p text:style-name="P177"><text:span text:style-name="T243">Alta</text:span><text:span text:style-name="T244"/></text:p>
          </table:table-cell>
        </table:table-row>
        <table:table-row table:style-name="TableRow0702">
          <table:table-cell table:style-name="TableCell070200">
            <text:p text:style-name="P179"><text:span text:style-name="T245">História de Usuário<text:s/></text:span><text:span text:style-name="T246"/></text:p>
          </table:table-cell>
          <table:table-cell table:style-name="TableCell070201">
            <text:p text:style-name="P180"><text:span text:style-name="T247">Como<text:s/></text:span><text:span text:style-name="T248">usuário logado,<text:line-break/></text:span><text:span text:style-name="T249">Quero<text:s/></text:span><text:span text:style-name="T250">poder adquirir um ingresso<text:line-break/></text:span><text:span text:style-name="T251">Para que<text:s/></text:span><text:span text:style-name="T252">possa acessar uma feira.</text:span><text:span text:style-name="T253"/></text:p>
          </table:table-cell>
        </table:table-row>
        <table:table-row table:style-name="TableRow0703">
          <table:table-cell table:style-name="TableCell070300">
            <text:p text:style-name="P183"><text:span text:style-name="T254">Justificativa</text:span><text:span text:style-name="T255"/></text:p>
          </table:table-cell>
          <table:table-cell table:style-name="TableCell070301">
            <text:p text:style-name="P184"><text:span text:style-name="T256">Um usuário logado pode desejar participar de uma feira, adquirindo ingresso para uma data específica.</text:span><text:span text:style-name="T257"/></text:p>
          </table:table-cell>
        </table:table-row>
        <table:table-row table:style-name="TableRow0704">
          <table:table-cell table:style-name="TableCell070400" table:number-columns-spanned="2">
            <text:p text:style-name="P187"><text:span text:style-name="T258">Critérios de Aceitação</text:span><text:span text:style-name="T259"/></text:p>
          </table:table-cell>
          <table:covered-table-cell/>
        </table:table-row>
        <table:table-row table:style-name="TableRow0705">
          <table:table-cell table:style-name="TableCell070500">
            <text:p text:style-name="P190"><text:span text:style-name="T260">Nº<text:s/></text:span><text:span text:style-name="T261"/></text:p>
          </table:table-cell>
          <table:table-cell table:style-name="TableCell070501">
            <text:p text:style-name="P190"><text:span text:style-name="T262">Descrição</text:span><text:span text:style-name="T263"/></text:p>
          </table:table-cell>
        </table:table-row>
        <table:table-row table:style-name="TableRow0706">
          <table:table-cell table:style-name="TableCell070600">
            <text:p text:style-name="P192"><text:span text:style-name="T264">CA-001</text:span></text:p>
            <text:p text:style-name="P192"><text:span text:style-name="T265"/></text:p>
          </table:table-cell>
          <table:table-cell table:style-name="TableCell070601">
            <text:p text:style-name="P193"><text:span text:style-name="T266">Quando o usuário preencher todos os campos obrigatórios e clicar em 'Criar', o sistema deve salvar o ingresso e exibir uma confirmação de sucesso.<text:s/></text:span><text:span text:style-name="T267"/></text:p>
          </table:table-cell>
        </table:table-row>
        <table:table-row table:style-name="TableRow0707">
          <table:table-cell table:style-name="TableCell070700">
            <text:p text:style-name="P195"><text:span text:style-name="T269">CA-002</text:span><text:span text:style-name="T270"/></text:p>
          </table:table-cell>
          <table:table-cell table:style-name="TableCell070701">
            <text:p text:style-name="P196"><text:span text:style-name="T271">Ingressos corretamente preenchidos devem ser aprovados pelo organizador, sinalizando seu estado (em avaliação, apto ou inapto).</text:span><text:span text:style-name="T272"/></text:p>
          </table:table-cell>
        </table:table-row>
      </table:table>
      <text:p text:style-name="P198"><text:span text:style-name="T2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